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53in" svg:x="0in" svg:y="5.6579in">
            <draw:object draw:notify-on-update-of-ranges="Sheet1.A21:Sheet1.A31 Sheet1.B20:Sheet1.B20 Sheet1.B21:Sheet1.B31 Sheet1.E21:Sheet1.E31 Sheet1.E21:Sheet1.E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1358in" svg:y="9.4303in">
            <draw:object draw:notify-on-update-of-ranges="Sheet1.E2:Sheet1.E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0.135in" svg:y="13.1634in">
            <draw:object draw:notify-on-update-of-ranges="Sheet1.A3:Sheet1.A6 Sheet1.D2:Sheet1.D2 Sheet1.D3:Sheet1.D6 Sheet1.G2:Sheet1.G2 Sheet1.G3:Sheet1.G6 Sheet1.H2:Sheet1.H2 Sheet1.H3:Sheet1.H6 Sheet1.I2:Sheet1.I2 Sheet1.I3:Sheet1.I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6.9406in" svg:y="9.4406in">
            <draw:object draw:notify-on-update-of-ranges="Sheet1.D9:Sheet1.D9 Sheet1.G9:Sheet1.G9 Sheet1.H9:Sheet1.H9 Sheet1.I9:Sheet1.I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Ala seq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Identifier</text:p>
          </table:table-cell>
          <table:table-cell table:number-columns-repeated="2" table:style-name="ce1" office:value-type="string" calcext:value-type="string">
            <text:p>Sequen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replicateNumber</text:p>
          </table:table-cell>
          <table:table-cell table:style-name="ce1" office:value-type="string" calcext:value-type="string">
            <text:p>SasaDiff</text:p>
          </table:table-cell>
          <table:table-cell table:style-name="ce1" office:value-type="string" calcext:value-type="string">
            <text:p>AxChange</text:p>
          </table:table-cell>
          <table:table-cell table:style-name="ce1" office:value-type="string" calcext:value-type="string">
            <text:p>xChange</text:p>
          </table:table-cell>
          <table:table-cell table:style-name="ce1" office:value-type="string" calcext:value-type="string">
            <text:p>crossChange</text:p>
          </table:table-cell>
          <table:table-cell table:style-name="ce1" office:value-type="string" calcext:value-type="string">
            <text:p>zChange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style-name="Default" office:value-type="string" calcext:value-type="string">
            <text:p>GAS</text:p>
          </table:table-cell>
          <table:table-cell table:style-name="ce2" office:value-type="string" calcext:value-type="string">
            <text:p>RASLLLSYLLVLLLGFLLFTLILI</text:p>
          </table:table-cell>
          <table:table-cell table:style-name="ce2" office:value-type="string" calcext:value-type="string">
            <text:p>AAASYLLVLLLGFLLGTLAAA</text:p>
          </table:table-cell>
          <table:table-cell office:value-type="float" office:value="-46.9569" calcext:value-type="float">
            <text:p>-46.9569</text:p>
          </table:table-cell>
          <table:table-cell office:value-type="float" office:value="66.8067371049429" calcext:value-type="float">
            <text:p>66.8067371049429</text:p>
          </table:table-cell>
          <table:table-cell office:value-type="string" calcext:value-type="string">
            <text:p>GAS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8999999999" calcext:value-type="float">
            <text:p>-30.2568999999999</text:p>
          </table:table-cell>
          <table:table-cell office:value-type="float" office:value="26.975" calcext:value-type="float">
            <text:p>26.975</text:p>
          </table:table-cell>
          <table:table-cell office:value-type="string" calcext:value-type="string">
            <text:p>design_6005</text:p>
          </table:table-cell>
          <table:table-cell office:value-type="float" office:value="4" calcext:value-type="float">
            <text:p>4</text:p>
          </table:table-cell>
          <table:table-cell office:value-type="float" office:value="-853.42" calcext:value-type="float">
            <text:p>-853.42</text:p>
          </table:table-cell>
          <table:table-cell office:value-type="float" office:value="-0.364900000000005" calcext:value-type="float">
            <text:p>-0.364900000000005</text:p>
          </table:table-cell>
          <table:table-cell office:value-type="float" office:value="-0.358349999999999" calcext:value-type="float">
            <text:p>-0.358349999999999</text:p>
          </table:table-cell>
          <table:table-cell office:value-type="float" office:value="-3.67349999999999" calcext:value-type="float">
            <text:p>-3.67349999999999</text:p>
          </table:table-cell>
          <table:table-cell office:value-type="float" office:value="0.236988" calcext:value-type="float">
            <text:p>0.236988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1</text:p>
          </table:table-cell>
          <table:table-cell table:style-name="ce2" office:value-type="string" calcext:value-type="string">
            <text:p>RASLLLLYFLTSLLATLTSLLILI</text:p>
          </table:table-cell>
          <table:table-cell table:style-name="ce2" office:value-type="string" calcext:value-type="string">
            <text:p>AAALYFLTSLLATLTSLLAAA</text:p>
          </table:table-cell>
          <table:table-cell office:value-type="float" office:value="-40.5426" calcext:value-type="float">
            <text:p>-40.5426</text:p>
          </table:table-cell>
          <table:table-cell office:value-type="float" office:value="126.495678683627" calcext:value-type="float">
            <text:p>126.495678683627</text:p>
          </table:table-cell>
          <table:table-cell office:value-type="string" calcext:value-type="string">
            <text:p>Left</text:p>
          </table:table-cell>
          <table:table-cell office:value-type="float" office:value="-43.162805" calcext:value-type="float">
            <text:p>-43.162805</text:p>
          </table:table-cell>
          <table:table-cell office:value-type="float" office:value="-12.362" calcext:value-type="float">
            <text:p>-12.362</text:p>
          </table:table-cell>
          <table:table-cell office:value-type="float" office:value="14.9809999999999" calcext:value-type="float">
            <text:p>14.9809999999999</text:p>
          </table:table-cell>
          <table:table-cell office:value-type="string" calcext:value-type="string">
            <text:p>design_6256</text:p>
          </table:table-cell>
          <table:table-cell office:value-type="float" office:value="2" calcext:value-type="float">
            <text:p>2</text:p>
          </table:table-cell>
          <table:table-cell office:value-type="float" office:value="-721.099999999999" calcext:value-type="float">
            <text:p>-721.099999999999</text:p>
          </table:table-cell>
          <table:table-cell office:value-type="float" office:value="7.69059999999999" calcext:value-type="float">
            <text:p>7.69059999999999</text:p>
          </table:table-cell>
          <table:table-cell office:value-type="float" office:value="-0.531410000000001" calcext:value-type="float">
            <text:p>-0.531410000000001</text:p>
          </table:table-cell>
          <table:table-cell office:value-type="float" office:value="-8.39979999999999" calcext:value-type="float">
            <text:p>-8.39979999999999</text:p>
          </table:table-cell>
          <table:table-cell office:value-type="float" office:value="1.67111999999999" calcext:value-type="float">
            <text:p>1.67111999999999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3</text:p>
          </table:table-cell>
          <table:table-cell table:style-name="ce2" office:value-type="string" calcext:value-type="string">
            <text:p>RASLLLLYWLTSLLAYLTSLLILI</text:p>
          </table:table-cell>
          <table:table-cell table:style-name="ce2" office:value-type="string" calcext:value-type="string">
            <text:p>AAALYWLTSLLAYLTSLLAAA</text:p>
          </table:table-cell>
          <table:table-cell office:value-type="float" office:value="-36.7663" calcext:value-type="float">
            <text:p>-36.7663</text:p>
          </table:table-cell>
          <table:table-cell office:value-type="float" office:value="87.0634984722686" calcext:value-type="float">
            <text:p>87.0634984722686</text:p>
          </table:table-cell>
          <table:table-cell office:value-type="string" calcext:value-type="string">
            <text:p>Left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89999999999" calcext:value-type="float">
            <text:p>-13.4689999999999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design_2262</text:p>
          </table:table-cell>
          <table:table-cell office:value-type="float" office:value="0" calcext:value-type="float">
            <text:p>0</text:p>
          </table:table-cell>
          <table:table-cell office:value-type="float" office:value="-806.219999999999" calcext:value-type="float">
            <text:p>-806.219999999999</text:p>
          </table:table-cell>
          <table:table-cell office:value-type="float" office:value="3.7678" calcext:value-type="float">
            <text:p>3.7678</text:p>
          </table:table-cell>
          <table:table-cell office:value-type="float" office:value="-0.281079999999999" calcext:value-type="float">
            <text:p>-0.281079999999999</text:p>
          </table:table-cell>
          <table:table-cell office:value-type="float" office:value="-0.172499999999999" calcext:value-type="float">
            <text:p>-0.172499999999999</text:p>
          </table:table-cell>
          <table:table-cell office:value-type="float" office:value="0.052426" calcext:value-type="float">
            <text:p>0.052426</text:p>
          </table:table-cell>
          <table:table-cell office:value-type="string" calcext:value-type="string">
            <text:p>2022-11-20_alaNoSeqEntropy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1</text:p>
          </table:table-cell>
          <table:table-cell table:style-name="ce2" office:value-type="string" calcext:value-type="string">
            <text:p>RASLLLYLLLTTLLAALLSFLILI</text:p>
          </table:table-cell>
          <table:table-cell table:style-name="ce2"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float" office:value="53.1185323963742" calcext:value-type="float">
            <text:p>53.1185323963742</text:p>
          </table:table-cell>
          <table:table-cell office:value-type="string" calcext:value-type="string">
            <text:p>Right</text:p>
          </table:table-cell>
          <table:table-cell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design_6478</text:p>
          </table:table-cell>
          <table:table-cell office:value-type="float" office:value="2" calcext:value-type="float">
            <text:p>2</text:p>
          </table:table-cell>
          <table:table-cell office:value-type="float" office:value="-628.29" calcext:value-type="float">
            <text:p>-628.29</text:p>
          </table:table-cell>
          <table:table-cell office:value-type="float" office:value="1.3533" calcext:value-type="float">
            <text:p>1.353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2.95199999999999" calcext:value-type="float">
            <text:p>2.95199999999999</text:p>
          </table:table-cell>
          <table:table-cell office:value-type="float" office:value="0.229549999999999" calcext:value-type="float">
            <text:p>0.229549999999999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Leu Seq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er</text:p>
          </table:table-cell>
          <table:table-cell table:number-columns-repeated="2" table:style-name="ce1" office:value-type="string" calcext:value-type="string">
            <text:p>Sequen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replicateNumber</text:p>
          </table:table-cell>
          <table:table-cell table:style-name="ce1" office:value-type="string" calcext:value-type="string">
            <text:p>SasaDiff</text:p>
          </table:table-cell>
          <table:table-cell table:style-name="ce1" office:value-type="string" calcext:value-type="string">
            <text:p>AxChange</text:p>
          </table:table-cell>
          <table:table-cell table:style-name="ce1" office:value-type="string" calcext:value-type="string">
            <text:p>xChange</text:p>
          </table:table-cell>
          <table:table-cell table:style-name="ce1" office:value-type="string" calcext:value-type="string">
            <text:p>crossChange</text:p>
          </table:table-cell>
          <table:table-cell table:style-name="ce1" office:value-type="string" calcext:value-type="string">
            <text:p>zChange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style-name="Default" office:value-type="string" calcext:value-type="string">
            <text:p>Left2</text:p>
          </table:table-cell>
          <table:table-cell table:style-name="ce2" office:value-type="string" calcext:value-type="string">
            <text:p>RASLLLLWTLLAVLYLLLSFLILI</text:p>
          </table:table-cell>
          <table:table-cell table:style-name="ce2" office:value-type="string" calcext:value-type="string">
            <text:p>LLLLWTLLAVLYLLLSFLILI</text:p>
          </table:table-cell>
          <table:table-cell office:value-type="float" office:value="-22.7219" calcext:value-type="float">
            <text:p>-22.7219</text:p>
          </table:table-cell>
          <table:table-cell office:value-type="float" office:value="79.2278508874034" calcext:value-type="float">
            <text:p>79.2278508874034</text:p>
          </table:table-cell>
          <table:table-cell office:value-type="string" calcext:value-type="string">
            <text:p>Left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string" calcext:value-type="string">
            <text:p>design_5261</text:p>
          </table:table-cell>
          <table:table-cell office:value-type="float" office:value="4" calcext:value-type="float">
            <text:p>4</text:p>
          </table:table-cell>
          <table:table-cell office:value-type="float" office:value="-1038.12" calcext:value-type="float">
            <text:p>-1038.12</text:p>
          </table:table-cell>
          <table:table-cell office:value-type="float" office:value="4.4603" calcext:value-type="float">
            <text:p>4.4603</text:p>
          </table:table-cell>
          <table:table-cell office:value-type="float" office:value="-0.217909999999999" calcext:value-type="float">
            <text:p>-0.217909999999999</text:p>
          </table:table-cell>
          <table:table-cell office:value-type="float" office:value="-6.33669999999999" calcext:value-type="float">
            <text:p>-6.33669999999999</text:p>
          </table:table-cell>
          <table:table-cell office:value-type="float" office:value="1.10087999999999" calcext:value-type="float">
            <text:p>1.10087999999999</text:p>
          </table:table-cell>
          <table:table-cell office:value-type="string" calcext:value-type="string">
            <text:p>2022-11-19_leu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4</text:p>
          </table:table-cell>
          <table:table-cell table:style-name="ce2" office:value-type="string" calcext:value-type="string">
            <text:p>RASLLLLTWLTALLFTLTSLLILI</text:p>
          </table:table-cell>
          <table:table-cell table:style-name="ce2" office:value-type="string" calcext:value-type="string">
            <text:p>LLLLTWLTALLFTLTSLLILI</text:p>
          </table:table-cell>
          <table:table-cell office:value-type="float" office:value="-18.4291" calcext:value-type="float">
            <text:p>-18.4291</text:p>
          </table:table-cell>
          <table:table-cell office:value-type="float" office:value="35.5748163904186" calcext:value-type="float">
            <text:p>35.5748163904186</text:p>
          </table:table-cell>
          <table:table-cell office:value-type="string" calcext:value-type="string">
            <text:p>Left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000000000003" calcext:value-type="float">
            <text:p>0.084000000000003</text:p>
          </table:table-cell>
          <table:table-cell office:value-type="float" office:value="21.965" calcext:value-type="float">
            <text:p>21.965</text:p>
          </table:table-cell>
          <table:table-cell office:value-type="string" calcext:value-type="string">
            <text:p>design_1222</text:p>
          </table:table-cell>
          <table:table-cell office:value-type="float" office:value="2" calcext:value-type="float">
            <text:p>2</text:p>
          </table:table-cell>
          <table:table-cell office:value-type="float" office:value="-1017.74999999999" calcext:value-type="float">
            <text:p>-1017.74999999999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55938" calcext:value-type="float">
            <text:p>0.55938</text:p>
          </table:table-cell>
          <table:table-cell office:value-type="float" office:value="-4.67109999999999" calcext:value-type="float">
            <text:p>-4.67109999999999</text:p>
          </table:table-cell>
          <table:table-cell office:value-type="float" office:value="0.85175" calcext:value-type="float">
            <text:p>0.85175</text:p>
          </table:table-cell>
          <table:table-cell office:value-type="string" calcext:value-type="string">
            <text:p>2022-11-20_leuNoSeqEntropy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2</text:p>
          </table:table-cell>
          <table:table-cell table:style-name="ce2" office:value-type="string" calcext:value-type="string">
            <text:p>RASLLLYLLLATLLAFLLSFLILI</text:p>
          </table:table-cell>
          <table:table-cell table:style-name="ce2" office:value-type="string" calcext:value-type="string">
            <text:p>LLLYLLLATLLAFLLSFLILI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32.9891739545366" calcext:value-type="float">
            <text:p>32.9891739545366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19999999999" calcext:value-type="float">
            <text:p>-856.819999999999</text:p>
          </table:table-cell>
          <table:table-cell office:value-type="float" office:value="5.74739999999999" calcext:value-type="float">
            <text:p>5.74739999999999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89999999999" calcext:value-type="float">
            <text:p>-4.6508999999999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3</text:p>
          </table:table-cell>
          <table:table-cell table:style-name="ce2" office:value-type="string" calcext:value-type="string">
            <text:p>RASLLLTYLLTTLLAYLLSTLILI</text:p>
          </table:table-cell>
          <table:table-cell table:style-name="ce2" office:value-type="string" calcext:value-type="string">
            <text:p>LLLTYLLTTLLAYLLSTLILI</text:p>
          </table:table-cell>
          <table:table-cell office:value-type="float" office:value="-22.2889" calcext:value-type="float">
            <text:p>-22.2889</text:p>
          </table:table-cell>
          <table:table-cell office:value-type="float" office:value="64.0493089199519" calcext:value-type="float">
            <text:p>64.0493089199519</text:p>
          </table:table-cell>
          <table:table-cell office:value-type="string" calcext:value-type="string">
            <text:p>Right</text:p>
          </table:table-cell>
          <table:table-cell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49999999999" calcext:value-type="float">
            <text:p>21.4849999999999</text:p>
          </table:table-cell>
          <table:table-cell office:value-type="string" calcext:value-type="string">
            <text:p>design_1448</text:p>
          </table:table-cell>
          <table:table-cell office:value-type="float" office:value="2" calcext:value-type="float">
            <text:p>2</text:p>
          </table:table-cell>
          <table:table-cell office:value-type="float" office:value="-801.879999999999" calcext:value-type="float">
            <text:p>-801.879999999999</text:p>
          </table:table-cell>
          <table:table-cell office:value-type="float" office:value="10.0227999999999" calcext:value-type="float">
            <text:p>10.0227999999999</text:p>
          </table:table-cell>
          <table:table-cell office:value-type="float" office:value="-0.275639999999999" calcext:value-type="float">
            <text:p>-0.275639999999999</text:p>
          </table:table-cell>
          <table:table-cell office:value-type="float" office:value="-3.50779999999999" calcext:value-type="float">
            <text:p>-3.50779999999999</text:p>
          </table:table-cell>
          <table:table-cell office:value-type="float" office:value="1.02471" calcext:value-type="float">
            <text:p>1.02471</text:p>
          </table:table-cell>
          <table:table-cell office:value-type="string" calcext:value-type="string">
            <text:p>2022-11-20_leuNoSeqEntropy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Josh Samples</text:p>
          </table:table-cell>
          <table:table-cell office:value-type="string" calcext:value-type="string">
            <text:p>Sequen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G1</text:p>
          </table:table-cell>
          <table:table-cell office:value-type="string" calcext:value-type="string">
            <text:p>LLLYFLLGWLLGTLLSWLILI</text:p>
          </table:table-cell>
          <table:table-cell/>
          <table:table-cell office:value-type="float" office:value="-21.3006" calcext:value-type="float">
            <text:p>-21.3006</text:p>
          </table:table-cell>
          <table:table-cell office:value-type="float" office:value="53.9891968110017" calcext:value-type="float">
            <text:p>53.9891968110017</text:p>
          </table:table-cell>
          <table:table-cell/>
          <table:table-cell office:value-type="float" office:value="-44.9187" calcext:value-type="float">
            <text:p>-44.9187</text:p>
          </table:table-cell>
          <table:table-cell office:value-type="float" office:value="0.201399999999992" calcext:value-type="float">
            <text:p>0.201399999999992</text:p>
          </table:table-cell>
          <table:table-cell office:value-type="float" office:value="23.417" calcext:value-type="float">
            <text:p>23.41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G2</text:p>
          </table:table-cell>
          <table:table-cell office:value-type="string" calcext:value-type="string">
            <text:p>LLLGYLLGTLLGTLLGWLILI</text:p>
          </table:table-cell>
          <table:table-cell/>
          <table:table-cell office:value-type="float" office:value="-32.8909875" calcext:value-type="float">
            <text:p>-32.8909875</text:p>
          </table:table-cell>
          <table:table-cell office:value-type="float" office:value="141.847555498326" calcext:value-type="float">
            <text:p>141.847555498326</text:p>
          </table:table-cell>
          <table:table-cell/>
          <table:table-cell office:value-type="float" office:value="-44.0781375" calcext:value-type="float">
            <text:p>-44.0781375</text:p>
          </table:table-cell>
          <table:table-cell office:value-type="float" office:value="-9.8330125" calcext:value-type="float">
            <text:p>-9.8330125</text:p>
          </table:table-cell>
          <table:table-cell office:value-type="float" office:value="21.02025" calcext:value-type="float">
            <text:p>21.0202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G3</text:p>
          </table:table-cell>
          <table:table-cell office:value-type="string" calcext:value-type="string">
            <text:p>LLLTYLLGTLLGYLLSTLILI</text:p>
          </table:table-cell>
          <table:table-cell/>
          <table:table-cell office:value-type="float" office:value="-30.37365" calcext:value-type="float">
            <text:p>-30.37365</text:p>
          </table:table-cell>
          <table:table-cell office:value-type="float" office:value="11.0976008544289" calcext:value-type="float">
            <text:p>11.0976008544289</text:p>
          </table:table-cell>
          <table:table-cell/>
          <table:table-cell office:value-type="float" office:value="-46.959875" calcext:value-type="float">
            <text:p>-46.959875</text:p>
          </table:table-cell>
          <table:table-cell office:value-type="float" office:value="-9.868925" calcext:value-type="float">
            <text:p>-9.868925</text:p>
          </table:table-cell>
          <table:table-cell office:value-type="float" office:value="26.455" calcext:value-type="float">
            <text:p>26.45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amples</text:p>
          </table:table-cell>
          <table:table-cell table:style-name="ce1" office:value-type="string" calcext:value-type="string">
            <text:p>Average OD600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a</text:p>
          </table:table-cell>
          <table:table-cell office:value-type="float" office:value="217018.363895238" calcext:value-type="float">
            <text:p>217018.363895238</text:p>
          </table:table-cell>
          <table:table-cell office:value-type="float" office:value="163482.238439444" calcext:value-type="float">
            <text:p>163482.238439444</text:p>
          </table:table-cell>
          <table:table-cell office:value-type="float" office:value="100" calcext:value-type="float">
            <text:p>100</text:p>
          </table:table-cell>
          <table:table-cell office:value-type="float" office:value="5552.35709548911" calcext:value-type="float">
            <text:p>5552.357095489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3I</text:p>
          </table:table-cell>
          <table:table-cell office:value-type="float" office:value="105029.117483347" calcext:value-type="float">
            <text:p>105029.117483347</text:p>
          </table:table-cell>
          <table:table-cell office:value-type="float" office:value="51492.992027553" calcext:value-type="float">
            <text:p>51492.992027553</text:p>
          </table:table-cell>
          <table:table-cell office:value-type="float" office:value="31.4976064183429" calcext:value-type="float">
            <text:p>31.4976064183429</text:p>
          </table:table-cell>
          <table:table-cell office:value-type="float" office:value="13160.9154294708" calcext:value-type="float">
            <text:p>13160.9154294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 TM</text:p>
          </table:table-cell>
          <table:table-cell office:value-type="float" office:value="53536.1254557937" calcext:value-type="float">
            <text:p>53536.125455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20.1453392399" calcext:value-type="float">
            <text:p>12720.14533923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t 1</text:p>
          </table:table-cell>
          <table:table-cell office:value-type="float" office:value="260334.092496954" calcext:value-type="float">
            <text:p>260334.092496954</text:p>
          </table:table-cell>
          <table:table-cell office:value-type="float" office:value="206797.96704116" calcext:value-type="float">
            <text:p>206797.96704116</text:p>
          </table:table-cell>
          <table:table-cell office:value-type="float" office:value="126.495678683627" calcext:value-type="float">
            <text:p>126.495678683627</text:p>
          </table:table-cell>
          <table:table-cell office:value-type="float" office:value="167965.026328683" calcext:value-type="float">
            <text:p>167965.026328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t 2</text:p>
          </table:table-cell>
          <table:table-cell office:value-type="float" office:value="183059.589553986" calcext:value-type="float">
            <text:p>183059.589553986</text:p>
          </table:table-cell>
          <table:table-cell office:value-type="float" office:value="129523.464098192" calcext:value-type="float">
            <text:p>129523.464098192</text:p>
          </table:table-cell>
          <table:table-cell office:value-type="float" office:value="79.2278508874034" calcext:value-type="float">
            <text:p>79.2278508874034</text:p>
          </table:table-cell>
          <table:table-cell office:value-type="float" office:value="29283.671668802" calcext:value-type="float">
            <text:p>29283.671668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t 3</text:p>
          </table:table-cell>
          <table:table-cell office:value-type="float" office:value="195869.48162195" calcext:value-type="float">
            <text:p>195869.48162195</text:p>
          </table:table-cell>
          <table:table-cell office:value-type="float" office:value="142333.356166156" calcext:value-type="float">
            <text:p>142333.356166156</text:p>
          </table:table-cell>
          <table:table-cell office:value-type="float" office:value="87.0634984722686" calcext:value-type="float">
            <text:p>87.0634984722686</text:p>
          </table:table-cell>
          <table:table-cell office:value-type="float" office:value="15377.3011970715" calcext:value-type="float">
            <text:p>15377.3011970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t 4</text:p>
          </table:table-cell>
          <table:table-cell office:value-type="float" office:value="111694.631611572" calcext:value-type="float">
            <text:p>111694.631611572</text:p>
          </table:table-cell>
          <table:table-cell office:value-type="float" office:value="58158.5061557786" calcext:value-type="float">
            <text:p>58158.5061557786</text:p>
          </table:table-cell>
          <table:table-cell office:value-type="float" office:value="35.5748163904186" calcext:value-type="float">
            <text:p>35.5748163904186</text:p>
          </table:table-cell>
          <table:table-cell office:value-type="float" office:value="9966.97522709868" calcext:value-type="float">
            <text:p>9966.975227098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 </text:p>
          </table:table-cell>
          <table:table-cell office:value-type="float" office:value="162753.274703309" calcext:value-type="float">
            <text:p>162753.274703309</text:p>
          </table:table-cell>
          <table:table-cell office:value-type="float" office:value="109217.149247515" calcext:value-type="float">
            <text:p>109217.149247515</text:p>
          </table:table-cell>
          <table:table-cell office:value-type="float" office:value="66.8067371049429" calcext:value-type="float">
            <text:p>66.8067371049429</text:p>
          </table:table-cell>
          <table:table-cell office:value-type="float" office:value="80860.7468570619" calcext:value-type="float">
            <text:p>80860.74685706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 1</text:p>
          </table:table-cell>
          <table:table-cell office:value-type="float" office:value="140375.491243567" calcext:value-type="float">
            <text:p>140375.491243567</text:p>
          </table:table-cell>
          <table:table-cell office:value-type="float" office:value="86839.3657877736" calcext:value-type="float">
            <text:p>86839.3657877736</text:p>
          </table:table-cell>
          <table:table-cell office:value-type="float" office:value="53.1185323963742" calcext:value-type="float">
            <text:p>53.1185323963742</text:p>
          </table:table-cell>
          <table:table-cell office:value-type="float" office:value="18376.79255352" calcext:value-type="float">
            <text:p>18376.79255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 2</text:p>
          </table:table-cell>
          <table:table-cell office:value-type="float" office:value="107467.565479352" calcext:value-type="float">
            <text:p>107467.565479352</text:p>
          </table:table-cell>
          <table:table-cell office:value-type="float" office:value="53931.4400235584" calcext:value-type="float">
            <text:p>53931.4400235584</text:p>
          </table:table-cell>
          <table:table-cell office:value-type="float" office:value="32.9891739545366" calcext:value-type="float">
            <text:p>32.9891739545366</text:p>
          </table:table-cell>
          <table:table-cell office:value-type="float" office:value="21744.3232963982" calcext:value-type="float">
            <text:p>21744.32329639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 3</text:p>
          </table:table-cell>
          <table:table-cell office:value-type="float" office:value="158245.369383126" calcext:value-type="float">
            <text:p>158245.369383126</text:p>
          </table:table-cell>
          <table:table-cell office:value-type="float" office:value="104709.243927332" calcext:value-type="float">
            <text:p>104709.243927332</text:p>
          </table:table-cell>
          <table:table-cell office:value-type="float" office:value="64.0493089199519" calcext:value-type="float">
            <text:p>64.0493089199519</text:p>
          </table:table-cell>
          <table:table-cell office:value-type="float" office:value="30353.6288746256" calcext:value-type="float">
            <text:p>30353.6288746256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2:Sheet1.Q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2:35:49.091850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1:09:22.880403933</meta:creation-date>
    <dc:date>2022-12-15T16:03:47.741014833</dc:date>
    <meta:editing-duration>PT3H48M46S</meta:editing-duration>
    <meta:editing-cycles>5</meta:editing-cycles>
    <meta:generator>LibreOffice/6.4.7.2$Linux_X86_64 LibreOffice_project/40$Build-2</meta:generator>
    <meta:document-statistic meta:table-count="1" meta:cell-count="255" meta:object-count="4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E21:Sheet1.E31" chart:error-lower-range="Sheet1.E21:Sheet1.E3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E21:Sheet1.E31" chart:error-lower-range="Sheet1.E21:Sheet1.E31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21:Sheet1.E31" chart:error-lower-range="Sheet1.E21:Sheet1.E31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6.117cm" svg:y="0.316cm" chart:style-name="ch2">
          <text:p>TOXGREEN in LB</text:p>
        </chart:title>
        <chart:plot-area chart:style-name="ch3" table:cell-range-address="Sheet1.A20:Sheet1.B31" chart:data-source-has-labels="both" svg:x="1.33cm" svg:y="1.275cm" svg:width="14.35cm" svg:height="6.57cm">
          <chartooo:coordinate-region svg:x="2.692cm" svg:y="1.474cm" svg:width="12.988cm" svg:height="5.724cm"/>
          <chart:axis chart:dimension="x" chart:name="primary-x" chart:style-name="ch4" chartooo:axis-type="auto">
            <chartooo:date-scale/>
            <chart:title svg:x="7.892cm" svg:y="8.025cm" chart:style-name="ch5">
              <text:p>Sample</text:p>
            </chart:title>
            <chart:categories table:cell-range-address="Sheet1.A21:Sheet1.A31"/>
          </chart:axis>
          <chart:axis chart:dimension="y" chart:name="primary-y" chart:style-name="ch6">
            <chart:title svg:x="0.451cm" svg:y="5.133cm" chart:style-name="ch7">
              <text:p>OD600</text:p>
            </chart:title>
            <chart:grid chart:style-name="ch8" chart:class="major"/>
          </chart:axis>
          <chart:series chart:style-name="ch9" chart:values-cell-range-address="Sheet1.B21:Sheet1.B31" chart:label-cell-address="Sheet1.B20:Sheet1.B20" chart:class="chart:bar">
            <chart:error-indicator chart:style-name="ch10" chart:dimension="y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OD600</text:p>
                <draw:g>
                  <svg:desc>Sheet1.B20:Sheet1.B2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Gpa</text:p>
                <draw:g>
                  <svg:desc>Sheet1.A21:Sheet1.A31</svg:desc>
                </draw:g>
              </table:table-cell>
              <table:table-cell office:value-type="float" office:value="217018.363895238">
                <text:p>217018.363895238</text:p>
                <draw:g>
                  <svg:desc>Sheet1.B21:Sheet1.B31</svg:desc>
                </draw:g>
              </table:table-cell>
              <table:table-cell office:value-type="float" office:value="5552.35709548911">
                <text:p>5552.35709548911</text:p>
                <draw:g>
                  <svg:desc>Sheet1.E21:Sheet1.E31</svg:desc>
                </draw:g>
              </table:table-cell>
              <table:table-cell office:value-type="float" office:value="5552.35709548911">
                <text:p>5552.35709548911</text:p>
                <draw:g>
                  <svg:desc>Sheet1.E21:Sheet1.E31</svg:desc>
                </draw:g>
              </table:table-cell>
            </table:table-row>
            <table:table-row>
              <table:table-cell office:value-type="string">
                <text:p>G83I</text:p>
              </table:table-cell>
              <table:table-cell office:value-type="float" office:value="105029.117483347">
                <text:p>105029.117483347</text:p>
              </table:table-cell>
              <table:table-cell office:value-type="float" office:value="13160.9154294708">
                <text:p>13160.9154294708</text:p>
              </table:table-cell>
              <table:table-cell office:value-type="float" office:value="13160.9154294708">
                <text:p>13160.9154294708</text:p>
              </table:table-cell>
            </table:table-row>
            <table:table-row>
              <table:table-cell office:value-type="string">
                <text:p>No TM</text:p>
              </table:table-cell>
              <table:table-cell office:value-type="float" office:value="53536.1254557937">
                <text:p>53536.1254557937</text:p>
              </table:table-cell>
              <table:table-cell office:value-type="float" office:value="12720.1453392399">
                <text:p>12720.1453392399</text:p>
              </table:table-cell>
              <table:table-cell office:value-type="float" office:value="12720.1453392399">
                <text:p>12720.1453392399</text:p>
              </table:table-cell>
            </table:table-row>
            <table:table-row>
              <table:table-cell office:value-type="string">
                <text:p>Left 1</text:p>
              </table:table-cell>
              <table:table-cell office:value-type="float" office:value="260334.092496954">
                <text:p>260334.092496954</text:p>
              </table:table-cell>
              <table:table-cell office:value-type="float" office:value="167965.026328683">
                <text:p>167965.026328683</text:p>
              </table:table-cell>
              <table:table-cell office:value-type="float" office:value="167965.026328683">
                <text:p>167965.026328683</text:p>
              </table:table-cell>
            </table:table-row>
            <table:table-row>
              <table:table-cell office:value-type="string">
                <text:p>Left 2</text:p>
              </table:table-cell>
              <table:table-cell office:value-type="float" office:value="183059.589553986">
                <text:p>183059.589553986</text:p>
              </table:table-cell>
              <table:table-cell office:value-type="float" office:value="29283.671668802">
                <text:p>29283.671668802</text:p>
              </table:table-cell>
              <table:table-cell office:value-type="float" office:value="29283.671668802">
                <text:p>29283.671668802</text:p>
              </table:table-cell>
            </table:table-row>
            <table:table-row>
              <table:table-cell office:value-type="string">
                <text:p>Left 3</text:p>
              </table:table-cell>
              <table:table-cell office:value-type="float" office:value="195869.48162195">
                <text:p>195869.48162195</text:p>
              </table:table-cell>
              <table:table-cell office:value-type="float" office:value="15377.3011970715">
                <text:p>15377.3011970715</text:p>
              </table:table-cell>
              <table:table-cell office:value-type="float" office:value="15377.3011970715">
                <text:p>15377.3011970715</text:p>
              </table:table-cell>
            </table:table-row>
            <table:table-row>
              <table:table-cell office:value-type="string">
                <text:p>Left 4</text:p>
              </table:table-cell>
              <table:table-cell office:value-type="float" office:value="111694.631611572">
                <text:p>111694.631611572</text:p>
              </table:table-cell>
              <table:table-cell office:value-type="float" office:value="9966.97522709868">
                <text:p>9966.97522709868</text:p>
              </table:table-cell>
              <table:table-cell office:value-type="float" office:value="9966.97522709868">
                <text:p>9966.97522709868</text:p>
              </table:table-cell>
            </table:table-row>
            <table:table-row>
              <table:table-cell office:value-type="string">
                <text:p>GAS </text:p>
              </table:table-cell>
              <table:table-cell office:value-type="float" office:value="162753.274703309">
                <text:p>162753.274703309</text:p>
              </table:table-cell>
              <table:table-cell office:value-type="float" office:value="80860.7468570619">
                <text:p>80860.7468570619</text:p>
              </table:table-cell>
              <table:table-cell office:value-type="float" office:value="80860.7468570619">
                <text:p>80860.7468570619</text:p>
              </table:table-cell>
            </table:table-row>
            <table:table-row>
              <table:table-cell office:value-type="string">
                <text:p>Right 1</text:p>
              </table:table-cell>
              <table:table-cell office:value-type="float" office:value="140375.491243567">
                <text:p>140375.491243567</text:p>
              </table:table-cell>
              <table:table-cell office:value-type="float" office:value="18376.79255352">
                <text:p>18376.79255352</text:p>
              </table:table-cell>
              <table:table-cell office:value-type="float" office:value="18376.79255352">
                <text:p>18376.79255352</text:p>
              </table:table-cell>
            </table:table-row>
            <table:table-row>
              <table:table-cell office:value-type="string">
                <text:p>Right 2</text:p>
              </table:table-cell>
              <table:table-cell office:value-type="float" office:value="107467.565479352">
                <text:p>107467.565479352</text:p>
              </table:table-cell>
              <table:table-cell office:value-type="float" office:value="21744.3232963982">
                <text:p>21744.3232963982</text:p>
              </table:table-cell>
              <table:table-cell office:value-type="float" office:value="21744.3232963982">
                <text:p>21744.3232963982</text:p>
              </table:table-cell>
            </table:table-row>
            <table:table-row>
              <table:table-cell office:value-type="string">
                <text:p>Right 3</text:p>
              </table:table-cell>
              <table:table-cell office:value-type="float" office:value="158245.369383126">
                <text:p>158245.369383126</text:p>
              </table:table-cell>
              <table:table-cell office:value-type="float" office:value="30353.6288746256">
                <text:p>30353.6288746256</text:p>
              </table:table-cell>
              <table:table-cell office:value-type="float" office:value="30353.6288746256">
                <text:p>30353.6288746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Leucine End Sequences</text:p>
        </chart:title>
        <chart:legend chart:legend-position="end" svg:x="13.499cm" svg:y="3.454cm" style:legend-expansion="high" chart:style-name="ch3"/>
        <chart:plot-area chart:style-name="ch4" table:cell-range-address="Sheet1.A10:Sheet1.A13 Sheet1.A16:Sheet1.A18 Sheet1.D9:Sheet1.D13 Sheet1.D16:Sheet1.D18 Sheet1.G9:Sheet1.I13 Sheet1.G16:Sheet1.I18" chart:data-source-has-labels="both" svg:x="1.331cm" svg:y="1.275cm" svg:width="11.848cm" svg:height="6.564cm">
          <chartooo:coordinate-region svg:x="2.058cm" svg:y="1.474cm" svg:width="11.121cm" svg:height="5.718cm"/>
          <chart:axis chart:dimension="x" chart:name="primary-x" chart:style-name="ch5" chartooo:axis-type="auto">
            <chartooo:date-scale/>
            <chart:title svg:x="6.642cm" svg:y="8.019cm" chart:style-name="ch6">
              <text:p>Sample</text:p>
            </chart:title>
            <chart:categories table:cell-range-address="Sheet1.A10:Sheet1.A13 Sheet1.A16:Sheet1.A18"/>
          </chart:axis>
          <chart:axis chart:dimension="y" chart:name="primary-y" chart:style-name="ch7">
            <chart:title svg:x="0.451cm" svg:y="5.593cm" chart:style-name="ch8">
              <text:p>Energy Score</text:p>
            </chart:title>
            <chart:grid chart:style-name="ch9" chart:class="major"/>
          </chart:axis>
          <chart:series chart:style-name="ch10" chart:values-cell-range-address="Sheet1.D10:Sheet1.D13 Sheet1.D16:Sheet1.D18" chart:label-cell-address="Sheet1.D9:Sheet1.D9" chart:class="chart:bar">
            <chart:data-point chart:repeated="7"/>
          </chart:series>
          <chart:series chart:style-name="ch11" chart:values-cell-range-address="Sheet1.G10:Sheet1.G13 Sheet1.G16:Sheet1.G18" chart:label-cell-address="Sheet1.G9:Sheet1.G9" chart:class="chart:bar">
            <chart:data-point chart:repeated="7"/>
          </chart:series>
          <chart:series chart:style-name="ch12" chart:values-cell-range-address="Sheet1.H10:Sheet1.H13 Sheet1.H16:Sheet1.H18" chart:label-cell-address="Sheet1.H9:Sheet1.H9" chart:class="chart:bar">
            <chart:data-point chart:repeated="7"/>
          </chart:series>
          <chart:series chart:style-name="ch13" chart:values-cell-range-address="Sheet1.I10:Sheet1.I13 Sheet1.I16:Sheet1.I18" chart:label-cell-address="Sheet1.I9:Sheet1.I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D9:Sheet1.D9</svg:desc>
                </draw:g>
              </table:table-cell>
              <table:table-cell office:value-type="string">
                <text:p>VDWDiff</text:p>
                <draw:g>
                  <svg:desc>Sheet1.G9:Sheet1.G9</svg:desc>
                </draw:g>
              </table:table-cell>
              <table:table-cell office:value-type="string">
                <text:p>HBONDDiff</text:p>
                <draw:g>
                  <svg:desc>Sheet1.H9:Sheet1.H9</svg:desc>
                </draw:g>
              </table:table-cell>
              <table:table-cell office:value-type="string">
                <text:p>IMM1Diff</text:p>
                <draw:g>
                  <svg:desc>Sheet1.I9:Sheet1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ft2</text:p>
                <draw:g>
                  <svg:desc>Sheet1.A10:Sheet1.A13 Sheet1.A16:Sheet1.A18</svg:desc>
                </draw:g>
              </table:table-cell>
              <table:table-cell office:value-type="float" office:value="-22.7219">
                <text:p>-22.7219</text:p>
                <draw:g>
                  <svg:desc>Sheet1.D10:Sheet1.D13 Sheet1.D16:Sheet1.D18</svg:desc>
                </draw:g>
              </table:table-cell>
              <table:table-cell office:value-type="float" office:value="-43.7885">
                <text:p>-43.7885</text:p>
                <draw:g>
                  <svg:desc>Sheet1.G10:Sheet1.G13 Sheet1.G16:Sheet1.G18</svg:desc>
                </draw:g>
              </table:table-cell>
              <table:table-cell office:value-type="float" office:value="0.128199999999999">
                <text:p>0.128199999999999</text:p>
                <draw:g>
                  <svg:desc>Sheet1.H10:Sheet1.H13 Sheet1.H16:Sheet1.H18</svg:desc>
                </draw:g>
              </table:table-cell>
              <table:table-cell office:value-type="float" office:value="20.9389999999999">
                <text:p>20.9389999999999</text:p>
                <draw:g>
                  <svg:desc>Sheet1.I10:Sheet1.I13 Sheet1.I16:Sheet1.I18</svg:desc>
                </draw:g>
              </table:table-cell>
            </table:table-row>
            <table:table-row>
              <table:table-cell office:value-type="string">
                <text:p>Left4</text:p>
              </table:table-cell>
              <table:table-cell office:value-type="float" office:value="-18.4291">
                <text:p>-18.4291</text:p>
              </table:table-cell>
              <table:table-cell office:value-type="float" office:value="-40.4782">
                <text:p>-40.4782</text:p>
              </table:table-cell>
              <table:table-cell office:value-type="float" office:value="0.084000000000003">
                <text:p>0.084000000000003</text:p>
              </table:table-cell>
              <table:table-cell office:value-type="float" office:value="21.965">
                <text:p>21.965</text:p>
              </table:table-cell>
            </table:table-row>
            <table:table-row>
              <table:table-cell office:value-type="string">
                <text:p>Right2</text:p>
              </table:table-cell>
              <table:table-cell office:value-type="float" office:value="-18.024">
                <text:p>-18.024</text:p>
              </table:table-cell>
              <table:table-cell office:value-type="float" office:value="-36.4431">
                <text:p>-36.4431</text:p>
              </table:table-cell>
              <table:table-cell office:value-type="float" office:value="0.010800000000003">
                <text:p>0.010800000000003</text:p>
              </table:table-cell>
              <table:table-cell office:value-type="float" office:value="18.408">
                <text:p>18.408</text:p>
              </table:table-cell>
            </table:table-row>
            <table:table-row>
              <table:table-cell office:value-type="string">
                <text:p>Right3</text:p>
              </table:table-cell>
              <table:table-cell office:value-type="float" office:value="-22.2889">
                <text:p>-22.2889</text:p>
              </table:table-cell>
              <table:table-cell office:value-type="float" office:value="-23.457">
                <text:p>-23.457</text:p>
              </table:table-cell>
              <table:table-cell office:value-type="float" office:value="-20.316">
                <text:p>-20.316</text:p>
              </table:table-cell>
              <table:table-cell office:value-type="float" office:value="21.4849999999999">
                <text:p>21.4849999999999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-21.3006">
                <text:p>-21.3006</text:p>
              </table:table-cell>
              <table:table-cell office:value-type="float" office:value="-44.9187">
                <text:p>-44.9187</text:p>
              </table:table-cell>
              <table:table-cell office:value-type="float" office:value="0.201399999999992">
                <text:p>0.201399999999992</text:p>
              </table:table-cell>
              <table:table-cell office:value-type="float" office:value="23.417">
                <text:p>23.417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-32.8909875">
                <text:p>-32.8909875</text:p>
              </table:table-cell>
              <table:table-cell office:value-type="float" office:value="-44.0781375">
                <text:p>-44.0781375</text:p>
              </table:table-cell>
              <table:table-cell office:value-type="float" office:value="-9.8330125">
                <text:p>-9.8330125</text:p>
              </table:table-cell>
              <table:table-cell office:value-type="float" office:value="21.02025">
                <text:p>21.02025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-30.37365">
                <text:p>-30.37365</text:p>
              </table:table-cell>
              <table:table-cell office:value-type="float" office:value="-46.959875">
                <text:p>-46.959875</text:p>
              </table:table-cell>
              <table:table-cell office:value-type="float" office:value="-9.868925">
                <text:p>-9.868925</text:p>
              </table:table-cell>
              <table:table-cell office:value-type="float" office:value="26.455">
                <text:p>26.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56cm" svg:y="0.316cm" chart:style-name="ch2">
          <text:p>Percent GpA per Sample</text:p>
        </chart:title>
        <chart:plot-area chart:style-name="ch3" table:cell-range-address="Sheet1.A3:Sheet1.A6 Sheet1.A10:Sheet1.A13 Sheet1.A16:Sheet1.A18 Sheet1.E2:Sheet1.E6 Sheet1.E10:Sheet1.E13 Sheet1.E16:Sheet1.E18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7.892cm" svg:y="8.019cm" chart:style-name="ch5">
              <text:p>Sample</text:p>
            </chart:title>
            <chart:categories table:cell-range-address="Sheet1.A3:Sheet1.A6 Sheet1.A10:Sheet1.A13 Sheet1.A16:Sheet1.A18"/>
          </chart:axis>
          <chart:axis chart:dimension="y" chart:name="primary-y" chart:style-name="ch6">
            <chart:title svg:x="0.451cm" svg:y="5.527cm" chart:style-name="ch7">
              <text:p>Percent GpA</text:p>
            </chart:title>
            <chart:grid chart:style-name="ch8" chart:class="major"/>
          </chart:axis>
          <chart:series chart:style-name="ch9" chart:values-cell-range-address="Sheet1.E3:Sheet1.E6 Sheet1.E10:Sheet1.E13 Sheet1.E16:Sheet1.E18" chart:label-cell-address="Sheet1.E2:Sheet1.E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GpA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S</text:p>
                <draw:g>
                  <svg:desc>Sheet1.A3:Sheet1.A6 Sheet1.A10:Sheet1.A13 Sheet1.A16:Sheet1.A18</svg:desc>
                </draw:g>
              </table:table-cell>
              <table:table-cell office:value-type="float" office:value="66.8067371049429">
                <text:p>66.8067371049429</text:p>
                <draw:g>
                  <svg:desc>Sheet1.E3:Sheet1.E6 Sheet1.E10:Sheet1.E13 Sheet1.E16:Sheet1.E18</svg:desc>
                </draw:g>
              </table:table-cell>
            </table:table-row>
            <table:table-row>
              <table:table-cell office:value-type="string">
                <text:p>Left1</text:p>
              </table:table-cell>
              <table:table-cell office:value-type="float" office:value="126.495678683627">
                <text:p>126.495678683627</text:p>
              </table:table-cell>
            </table:table-row>
            <table:table-row>
              <table:table-cell office:value-type="string">
                <text:p>Left3</text:p>
              </table:table-cell>
              <table:table-cell office:value-type="float" office:value="87.0634984722686">
                <text:p>87.0634984722686</text:p>
              </table:table-cell>
            </table:table-row>
            <table:table-row>
              <table:table-cell office:value-type="string">
                <text:p>Right1</text:p>
              </table:table-cell>
              <table:table-cell office:value-type="float" office:value="53.1185323963742">
                <text:p>53.1185323963742</text:p>
              </table:table-cell>
            </table:table-row>
            <table:table-row>
              <table:table-cell office:value-type="string">
                <text:p>Left2</text:p>
              </table:table-cell>
              <table:table-cell office:value-type="float" office:value="79.2278508874034">
                <text:p>79.2278508874034</text:p>
              </table:table-cell>
            </table:table-row>
            <table:table-row>
              <table:table-cell office:value-type="string">
                <text:p>Left4</text:p>
              </table:table-cell>
              <table:table-cell office:value-type="float" office:value="35.5748163904186">
                <text:p>35.5748163904186</text:p>
              </table:table-cell>
            </table:table-row>
            <table:table-row>
              <table:table-cell office:value-type="string">
                <text:p>Right2</text:p>
              </table:table-cell>
              <table:table-cell office:value-type="float" office:value="32.9891739545366">
                <text:p>32.9891739545366</text:p>
              </table:table-cell>
            </table:table-row>
            <table:table-row>
              <table:table-cell office:value-type="string">
                <text:p>Right3</text:p>
              </table:table-cell>
              <table:table-cell office:value-type="float" office:value="64.0493089199519">
                <text:p>64.0493089199519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53.9891968110017">
                <text:p>53.9891968110017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141.847555498326">
                <text:p>141.847555498326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11.0976008544289">
                <text:p>11.09760085442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Alanine Sequence Energies</text:p>
        </chart:title>
        <chart:legend chart:legend-position="end" svg:x="13.499cm" svg:y="3.454cm" style:legend-expansion="high" chart:style-name="ch3"/>
        <chart:plot-area chart:style-name="ch4" table:cell-range-address="Sheet1.A3:Sheet1.A6 Sheet1.D2:Sheet1.D6 Sheet1.G2:Sheet1.I6" chart:data-source-has-labels="both" svg:x="1.331cm" svg:y="1.275cm" svg:width="11.848cm" svg:height="6.564cm">
          <chartooo:coordinate-region svg:x="2.058cm" svg:y="1.474cm" svg:width="11.121cm" svg:height="5.718cm"/>
          <chart:axis chart:dimension="x" chart:name="primary-x" chart:style-name="ch5" chartooo:axis-type="auto">
            <chartooo:date-scale/>
            <chart:title svg:x="6.642cm" svg:y="8.019cm" chart:style-name="ch6">
              <text:p>Sample</text:p>
            </chart:title>
            <chart:categories table:cell-range-address="Sheet1.A3:Sheet1.A6"/>
          </chart:axis>
          <chart:axis chart:dimension="y" chart:name="primary-y" chart:style-name="ch7">
            <chart:title svg:x="0.451cm" svg:y="5.593cm" chart:style-name="ch8">
              <text:p>Energy Score</text:p>
            </chart:title>
            <chart:grid chart:style-name="ch9" chart:class="major"/>
          </chart:axis>
          <chart:series chart:style-name="ch10" chart:values-cell-range-address="Sheet1.D3:Sheet1.D6" chart:label-cell-address="Sheet1.D2:Sheet1.D2" chart:class="chart:bar">
            <chart:data-point chart:repeated="4"/>
          </chart:series>
          <chart:series chart:style-name="ch11" chart:values-cell-range-address="Sheet1.G3:Sheet1.G6" chart:label-cell-address="Sheet1.G2:Sheet1.G2" chart:class="chart:bar">
            <chart:data-point chart:repeated="4"/>
          </chart:series>
          <chart:series chart:style-name="ch12" chart:values-cell-range-address="Sheet1.H3:Sheet1.H6" chart:label-cell-address="Sheet1.H2:Sheet1.H2" chart:class="chart:bar">
            <chart:data-point chart:repeated="4"/>
          </chart:series>
          <chart:series chart:style-name="ch13" chart:values-cell-range-address="Sheet1.I3:Sheet1.I6" chart:label-cell-address="Sheet1.I2:Sheet1.I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D2:Sheet1.D2</svg:desc>
                </draw:g>
              </table:table-cell>
              <table:table-cell office:value-type="string">
                <text:p>VDWDiff</text:p>
                <draw:g>
                  <svg:desc>Sheet1.G2:Sheet1.G2</svg:desc>
                </draw:g>
              </table:table-cell>
              <table:table-cell office:value-type="string">
                <text:p>HBONDDiff</text:p>
                <draw:g>
                  <svg:desc>Sheet1.H2:Sheet1.H2</svg:desc>
                </draw:g>
              </table:table-cell>
              <table:table-cell office:value-type="string">
                <text:p>IMM1Diff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S</text:p>
                <draw:g>
                  <svg:desc>Sheet1.A3:Sheet1.A6</svg:desc>
                </draw:g>
              </table:table-cell>
              <table:table-cell office:value-type="float" office:value="-46.9569">
                <text:p>-46.9569</text:p>
                <draw:g>
                  <svg:desc>Sheet1.D3:Sheet1.D6</svg:desc>
                </draw:g>
              </table:table-cell>
              <table:table-cell office:value-type="float" office:value="-43.6746">
                <text:p>-43.6746</text:p>
                <draw:g>
                  <svg:desc>Sheet1.G3:Sheet1.G6</svg:desc>
                </draw:g>
              </table:table-cell>
              <table:table-cell office:value-type="float" office:value="-30.2568999999999">
                <text:p>-30.2568999999999</text:p>
                <draw:g>
                  <svg:desc>Sheet1.H3:Sheet1.H6</svg:desc>
                </draw:g>
              </table:table-cell>
              <table:table-cell office:value-type="float" office:value="26.975">
                <text:p>26.975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Left1</text:p>
              </table:table-cell>
              <table:table-cell office:value-type="float" office:value="-40.5426">
                <text:p>-40.5426</text:p>
              </table:table-cell>
              <table:table-cell office:value-type="float" office:value="-43.162805">
                <text:p>-43.162805</text:p>
              </table:table-cell>
              <table:table-cell office:value-type="float" office:value="-12.362">
                <text:p>-12.362</text:p>
              </table:table-cell>
              <table:table-cell office:value-type="float" office:value="14.9809999999999">
                <text:p>14.9809999999999</text:p>
              </table:table-cell>
            </table:table-row>
            <table:table-row>
              <table:table-cell office:value-type="string">
                <text:p>Left3</text:p>
              </table:table-cell>
              <table:table-cell office:value-type="float" office:value="-36.7663">
                <text:p>-36.7663</text:p>
              </table:table-cell>
              <table:table-cell office:value-type="float" office:value="-45.6344">
                <text:p>-45.6344</text:p>
              </table:table-cell>
              <table:table-cell office:value-type="float" office:value="-13.4689999999999">
                <text:p>-13.4689999999999</text:p>
              </table:table-cell>
              <table:table-cell office:value-type="float" office:value="22.336">
                <text:p>22.336</text:p>
              </table:table-cell>
            </table:table-row>
            <table:table-row>
              <table:table-cell office:value-type="string">
                <text:p>Right1</text:p>
              </table:table-cell>
              <table:table-cell office:value-type="float" office:value="-10.9027">
                <text:p>-10.9027</text:p>
              </table:table-cell>
              <table:table-cell office:value-type="float" office:value="-34.5626">
                <text:p>-34.5626</text:p>
              </table:table-cell>
              <table:table-cell office:value-type="float" office:value="3.40949999999999">
                <text:p>3.40949999999999</text:p>
              </table:table-cell>
              <table:table-cell office:value-type="float" office:value="20.25">
                <text:p>2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